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officeooo:paragraph-rsid="00079f49"/>
    </style:style>
    <style:style style:name="P2" style:family="paragraph" style:parent-style-name="Standard">
      <style:paragraph-properties fo:text-align="center" style:justify-single-word="false"/>
      <style:text-properties fo:color="#c9211e" loext:opacity="100%" officeooo:rsid="00079f49" officeooo:paragraph-rsid="00079f49"/>
    </style:style>
    <style:style style:name="P3" style:family="paragraph" style:parent-style-name="Standard">
      <style:paragraph-properties fo:text-align="center" style:justify-single-word="false"/>
      <style:text-properties officeooo:paragraph-rsid="00079f49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079f4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07a2ab" style:font-weight-asian="bold" style:font-weight-complex="bold"/>
    </style:style>
    <style:style style:name="P6" style:family="paragraph" style:parent-style-name="Standard">
      <style:text-properties officeooo:paragraph-rsid="00079f49"/>
    </style:style>
    <style:style style:name="P7" style:family="paragraph" style:parent-style-name="Standard">
      <style:paragraph-properties fo:text-align="justify" style:justify-single-word="false"/>
      <style:text-properties officeooo:paragraph-rsid="00079f49"/>
    </style:style>
    <style:style style:name="T1" style:family="text">
      <style:text-properties officeooo:rsid="00079f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9f49" style:font-weight-asian="bold" style:font-weight-complex="bold"/>
    </style:style>
    <style:style style:name="T4" style:family="text">
      <style:text-properties officeooo:rsid="0007a2ab"/>
    </style:style>
    <style:style style:name="T5" style:family="text">
      <style:text-properties officeooo:rsid="000a57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thur Araújo de Oliveira e Douglas Hiroiti Kadomoto</text:p>
      <text:p text:style-name="P2">Igor Mazeti de Oliveira e Hedes Murilo de Oliveira</text:p>
      <text:p text:style-name="P6"/>
      <text:p text:style-name="P3">-------------------<text:span text:style-name="T1">TAREFA 2 / ESW1</text:span>----------------------</text:p>
      <text:p text:style-name="P3"><text:span text:style-name="T2">(</text:span><text:span text:style-name="T3">CLIENTE</text:span><text:span text:style-name="T2">)</text:span></text:p>
      <text:p text:style-name="P7"><text:tab/>O cliente <text:span text:style-name="T5">tem um lava-rápido com uma loja dentro</text:span>, que atende os <text:span text:style-name="T5">clientes dele</text:span> com uma variedade de produtos do dia a dia <text:span text:style-name="T5">no ramo automobilístico</text:span>. Eles estão enfrentando problemas com o controle do estoque, como falta de itens populares e excesso de produtos que não vendem tanto. O <text:span text:style-name="T5">cliente</text:span> precisa de um sistema que ajude a gerenciar o estoque para evitar essas situações e garantir que sempre tenham o que os <text:span text:style-name="T5">seus</text:span> clientes precisam. </text:p>
      <text:p text:style-name="P6"/>
      <text:p text:style-name="P6"/>
      <text:p text:style-name="P6"/>
      <text:p text:style-name="P4">(<text:span text:style-name="T1">TEMA DO PROJETO</text:span>)</text:p>
      <text:p text:style-name="P7"><text:tab/>O projeto é criar um sistema de gerenciamento de estoque para o <text:span text:style-name="T5">lava-rápido</text:span>. O sistema deve ajudar a acompanhar o estoque em tempo real, prever a demanda com base nas vendas anteriores e enviar alertas quando algum produto estiver acabando. Além disso, o sistema vai gerar relatórios para ajudar o <text:span text:style-name="T5">lava-rápido</text:span> a tomar decisões sobre reposição e promoções, reduzindo a falta de produtos e melhorando a eficiência. </text:p>
      <text:p text:style-name="P6"/>
      <text:p text:style-name="P6"/>
      <text:p text:style-name="P6"/>
      <text:p text:style-name="P4">(P<text:span text:style-name="T1">RIMEIRA REUNIÃO</text:span>)</text:p>
      <text:p text:style-name="P7"><text:tab/>A primeira reunião com o <text:span text:style-name="T5">cliente</text:span> está agendada para o dia 23 de setembro. Nessa reunião, vamos conversar sobre como eles gerenciam o estoque atualmente, quais são os principais problemas que enfrentam e o que esperam do novo sistema. Também vamos visitar o <text:span text:style-name="T5">lava-rápido</text:span> para ver de perto como tudo funciona e identificar onde o sistema pode ajudar mais. </text:p>
      <text:p text:style-name="P6"/>
      <text:p text:style-name="P6"/>
      <text:p text:style-name="P6"/>
      <text:p text:style-name="P5">(<text:span text:style-name="T4">OBJETIVOS E BENEFÍCIOS ESPERADOS</text:span>)</text:p>
      <text:p text:style-name="P7"><text:tab/>É importante discutir o que o <text:span text:style-name="T5">cliente</text:span> espera alcançar com o novo sistema de gerenciamento de estoque. Por exemplo, eles podem querer reduzir a falta de produtos em 30% e tornar o processo de reposição mais eficiente. Também vale a pena explorar como o sistema pode trazer benefícios adicionais, como economizar tempo na gestão do estoque, diminuir erros e aumentar a satisfação dos clientes. Entender esses objetivos ajudará a garantir que o sistema atenda às necessidades do <text:span text:style-name="T5">lava-rápido</text:span> e traga resultados positivos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16T08:19:58.713000000</meta:creation-date>
    <dc:date>2024-09-18T08:52:28.141000000</dc:date>
    <meta:editing-duration>PT20M9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1" meta:word-count="315" meta:character-count="1958" meta:non-whitespace-character-count="1647"/>
  </office:meta>
</office:document-meta>
</file>